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42.65mm"/>
    </style:style>
    <style:style style:name="co6" style:family="table-column">
      <style:table-column-properties fo:break-before="auto" style:column-width="50.52mm"/>
    </style:style>
    <style:style style:name="co7" style:family="table-column">
      <style:table-column-properties fo:break-before="auto" style:column-width="69.83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17.39mm"/>
    </style:style>
    <style:style style:name="co13" style:family="table-column">
      <style:table-column-properties fo:break-before="auto" style:column-width="251.09mm"/>
    </style:style>
    <style:style style:name="co14" style:family="table-column">
      <style:table-column-properties fo:break-before="auto" style:column-width="10.8mm"/>
    </style:style>
    <style:style style:name="co15" style:family="table-column">
      <style:table-column-properties fo:break-before="auto" style:column-width="29.28mm"/>
    </style:style>
    <style:style style:name="ro1" style:family="table-row">
      <style:table-row-properties style:row-height="18.2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76mm" fo:break-before="auto" style:use-optimal-row-height="true"/>
    </style:style>
    <style:style style:name="ro4" style:family="table-row">
      <style:table-row-properties style:row-height="18.2mm" fo:break-before="auto" style:use-optimal-row-height="true"/>
    </style:style>
    <style:style style:name="ro5" style:family="table-row">
      <style:table-row-properties style:row-height="22.65mm" fo:break-before="auto" style:use-optimal-row-height="true"/>
    </style:style>
    <style:style style:name="ro6" style:family="table-row">
      <style:table-row-properties style:row-height="27.09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16.51mm" fo:break-before="auto" style:use-optimal-row-height="true"/>
    </style:style>
    <style:style style:name="ro9" style:family="table-row">
      <style:table-row-properties style:row-height="32.72mm" fo:break-before="auto" style:use-optimal-row-height="true"/>
    </style:style>
    <style:style style:name="ro10" style:family="table-row">
      <style:table-row-properties style:row-height="36.62mm" fo:break-before="auto" style:use-optimal-row-height="true"/>
    </style:style>
    <style:style style:name="ro11" style:family="table-row">
      <style:table-row-properties style:row-height="20.53mm" fo:break-before="auto" style:use-optimal-row-height="true"/>
    </style:style>
    <style:style style:name="ro12" style:family="table-row">
      <style:table-row-properties style:row-height="24.55mm" fo:break-before="auto" style:use-optimal-row-height="true"/>
    </style:style>
    <style:style style:name="ro13" style:family="table-row">
      <style:table-row-properties style:row-height="28.58mm" fo:break-before="auto" style:use-optimal-row-height="true"/>
    </style:style>
    <style:style style:name="ro14" style:family="table-row">
      <style:table-row-properties style:row-height="31.5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4.87mm" fo:break-before="auto" style:use-optimal-row-height="true"/>
    </style:style>
    <style:style style:name="ro17" style:family="table-row">
      <style:table-row-properties style:row-height="8.48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0efd4" style:text-align-source="value-type" style:repeat-content="false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31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e0ef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38" style:family="table-cell" style:parent-style-name="Default">
      <style:table-cell-properties fo:border-bottom="none" fo:wrap-option="no-wrap" fo:border-left="none" fo:border-right="none" fo:border-top="0.99pt ridge #407927" style:vertical-align="bottom"/>
    </style:style>
    <style:style style:name="ce39" style:family="table-cell" style:parent-style-name="Default">
      <style:table-cell-properties fo:wrap-option="no-wrap" fo:border="none" style:vertical-align="bottom"/>
    </style:style>
    <style:style style:name="ce42" style:family="table-cell" style:parent-style-name="Default">
      <style:table-cell-properties fo:border-bottom="0.99pt ridge #407927" fo:wrap-option="no-wrap" fo:border-left="none" fo:border-right="none" fo:border-top="none" style:vertical-align="bottom"/>
    </style:style>
    <style:style style:name="ce43" style:family="table-cell" style:parent-style-name="Default">
      <style:table-cell-properties fo:background-color="#e0efd4" fo:wrap-option="no-wrap" style:vertical-align="bottom"/>
    </style:style>
    <style:style style:name="ce4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wrap-option="no-wrap"/>
    </style:style>
    <style:style style:name="ce60" style:family="table-cell" style:parent-style-name="Default">
      <style:table-cell-properties fo:border-bottom="0.99pt ridge #407927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no-wrap" fo:border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transparent" fo:wrap-option="no-wrap" style:vertical-align="bottom"/>
    </style:style>
    <style:style style:name="ce71" style:family="table-cell" style:parent-style-name="Default">
      <style:table-cell-properties fo:border-bottom="0.99pt ridge #407927" fo:background-color="transparent" fo:wrap-option="no-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74" style:family="table-cell" style:parent-style-name="Default">
      <style:table-cell-properties fo:border="none" style:vertical-align="bottom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92" style:family="table-cell" style:parent-style-name="Default">
      <style:table-cell-properties style:vertical-align="bottom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99pt ridge #407927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wrap-option="wrap"/>
    </style:style>
    <style:style style:name="ce9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bottom"/>
    </style:style>
    <style:style style:name="ce115" style:family="table-cell" style:parent-style-name="Default">
      <style:table-cell-properties fo:border-bottom="0.06pt solid #000000" fo:background-color="transparent" fo:wrap-option="wrap" fo:border-left="none" fo:border-right="0.06pt solid #000000" fo:border-top="none" style:vertical-align="bottom"/>
    </style:style>
    <style:style style:name="ce125" style:family="table-cell" style:parent-style-name="Default">
      <style:table-cell-properties fo:border-bottom="none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9a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9ae" fo:wrap-option="wrap"/>
    </style:style>
    <style:style style:name="ce128" style:family="table-cell" style:parent-style-name="Default">
      <style:table-cell-properties fo:background-color="#fff9a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99pt ridge #407927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b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9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e0efd4" fo:border="none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f7a19a" fo:border="none"/>
      <style:text-properties style:use-window-font-color="true" fo:font-size="8pt" style:font-size-asian="8pt" style:font-size-complex="8pt"/>
    </style:style>
    <style:style style:name="ce157" style:family="table-cell" style:parent-style-name="Default">
      <style:table-cell-properties fo:background-color="#f7a19a" fo:border="none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f7a19a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efd4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</style:style>
    <style:style style:name="ce22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69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number-columns-repeated="4" table:default-cell-style-name="ce81"/>
        <table:table-column table:style-name="co7" table:default-cell-style-name="Default"/>
        <table:table-column table:style-name="co8" table:number-columns-repeated="972" table:default-cell-style-name="ce94"/>
        <table:table-column table:style-name="co9" table:default-cell-style-name="ce94"/>
        <table:table-column table:style-name="co9" table:default-cell-style-name="ce122"/>
        <table:table-column table:style-name="co9" table:number-columns-repeated="38" table:default-cell-style-name="ce9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collision volumes</text:p>
          </table:table-cell>
          <table:table-cell table:style-name="ce1" office:value-type="string" calcext:value-type="string">
            <text:p>sliders affect, according to LL</text:p>
          </table:table-cell>
          <table:table-cell table:style-name="ce1" office:value-type="string" calcext:value-type="string">
            <text:p>from default F xml download - OSgrid</text:p>
          </table:table-cell>
          <table:table-cell table:style-name="ce1" office:value-type="string" calcext:value-type="string">
            <text:p>Collision bone Custom Properties from LL Skeleton.Female 2014</text:p>
          </table:table-cell>
          <table:table-cell table:style-name="ce1" office:value-type="string" calcext:value-type="string">
            <text:p>from default M xml download - OSgrid</text:p>
          </table:table-cell>
          <table:table-cell table:style-name="ce1" office:value-type="string" calcext:value-type="string">
            <text:p>Collision bone Custom Properties from LL Skeleton.Male 2014</text:p>
          </table:table-cell>
          <table:table-cell table:style-name="ce211"/>
          <table:table-cell table:style-name="ce120" table:number-columns-repeated="974"/>
          <table:table-cell table:style-name="ce31" table:number-columns-repeated="38"/>
          <table:table-cell table:style-name="ce211" table:number-columns-repeated="2"/>
        </table:table-row>
        <table:table-row table:style-name="ro2">
          <table:table-cell table:style-name="ce8" office:value-type="string" calcext:value-type="string">
            <text:p>Basic set c.2003</text:p>
          </table:table-cell>
          <table:table-cell table:style-name="ce16"/>
          <table:table-cell table:style-name="ce37" table:number-columns-repeated="7"/>
          <table:table-cell table:number-columns-repeated="1015"/>
        </table:table-row>
        <table:table-row table:style-name="ro3">
          <table:table-cell table:style-name="ce53" office:value-type="string" calcext:value-type="string">
            <text:p>mRoot</text:p>
          </table:table-cell>
          <table:table-cell table:style-name="ce38"/>
          <table:table-cell table:style-name="ce86" table:number-columns-repeated="3"/>
          <table:table-cell table:style-name="ce86" office:value-type="string" calcext:value-type="string">
            <text:p>position="0.000000 0.000000 1.35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1.350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3" office:value-type="string" calcext:value-type="string">
            <text:p>mPelvis</text:p>
          </table:table-cell>
          <table:table-cell table:style-name="ce38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6184 -0.010551 -0.002535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22" office:value-type="string" calcext:value-type="string">
            <text:p>restpose_rot  0.000, 8.000, 0.000</text:p>
            <text:p>restpose_scale 0.120, 0.160, 0.170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30" office:value-type="string" calcext:value-type="string">
            <text:p>restpose_rot  0.000, 5.666, 0.000</text:p>
            <text:p>restpose_scale 0.120, 0.160,00.170</text:p>
          </table:table-cell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38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style-name="ce125" office:value-type="string" calcext:value-type="string">
            <text:p>position="0.000000 0.000000 0.084000" scale="1.000000 1.000000 1.05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22"/>
          <table:table-cell table:style-name="ce126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22"/>
          <table:table-cell table:style-name="ce126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22"/>
          <table:table-cell table:number-columns-repeated="1015"/>
        </table:table-row>
        <table:table-row table:style-name="ro5">
          <table:table-cell table:style-name="ce31"/>
          <table:table-cell table:style-name="ce33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126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22" office:value-type="string" calcext:value-type="string">
            <text:p>&lt;collision_volume name="BELLY" position="0.028000 0.000000 0.040000" scale="0.090000 0.130000 0.150000"/&gt;</text:p>
          </table:table-cell>
          <table:table-cell table:style-name="ce22" office:value-type="string" calcext:value-type="string">
            <text:p>restpose_rot 0.000, 8.000, 0.000</text:p>
            <text:p>restpose_scale 0.090, 0.130, 0.150</text:p>
          </table:table-cell>
          <table:table-cell table:style-name="ce126" office:value-type="string" calcext:value-type="string">
            <text:p>&lt;collision_volume name="BELLY" position="-0.002000 0.000000 0.060000" scale="0.120000 0.160000 0.157500"/&gt;</text:p>
          </table:table-cell>
          <table:table-cell table:style-name="ce130" office:value-type="string" calcext:value-type="string">
            <text:p>restpose_rot 0.000, 8.000, 0.000</text:p>
            <text:p>restpose_scale 0.120 ,0.160, 0.15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Chest</text:p>
          </table:table-cell>
          <table:table-cell table:style-name="ce38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15000 0.000000 0.205000" scale="0.990000 0.960000 1.000000"/&gt;</text:p>
          </table:table-cell>
          <table:table-cell table:style-name="ce86"/>
          <table:table-cell table:style-name="ce125" office:value-type="string" calcext:value-type="string">
            <text:p>position="-0.015000 0.000000 0.205000" scale="1.040000 1.010000 1.05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22" office:value-type="string" calcext:value-type="string">
            <text:p>&lt;collision_volume name="CHEST" position="0.028000 0.000000 0.070000" scale="0.108900 0.144000 0.200000"/&gt;</text:p>
          </table:table-cell>
          <table:table-cell table:style-name="ce22" office:value-type="string" calcext:value-type="string">
            <text:p>restpose_rot 0.000,-10.000, 0.000</text:p>
            <text:p>restpose_scale 0.110, 0.150, 0.200</text:p>
          </table:table-cell>
          <table:table-cell table:style-name="ce126" office:value-type="string" calcext:value-type="string">
            <text:p>&lt;collision_volume name="CHEST" position="-0.002000 0.000000 0.060000" scale="0.144400 0.191500 0.230000"/&gt;</text:p>
          </table:table-cell>
          <table:table-cell table:style-name="ce130" office:value-type="string" calcext:value-type="string">
            <text:p>restpose_rot 0.000,-10.000, 0.000</text:p>
            <text:p>restpose_scale 0.140, 0.190, 0.220</text:p>
          </table:table-cell>
          <table:table-cell table:number-columns-repeated="1015"/>
        </table:table-row>
        <table:table-row table:style-name="ro6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126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number-columns-repeated="1015"/>
        </table:table-row>
        <table:table-row table:style-name="ro6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126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22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126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Neck</text:p>
          </table:table-cell>
          <table:table-cell table:style-name="ce38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6" office:value-type="string" calcext:value-type="string">
            <text:p>Male, Height, Body Thickness, Neck Thickness, Neck Length, Shoulders </text:p>
          </table:table-cell>
          <table:table-cell table:style-name="ce86" office:value-type="string" calcext:value-type="string">
            <text:p>position="-0.010000 0.000000 0.251000" scale="0.845000 0.835000 1.000000"/&gt;</text:p>
          </table:table-cell>
          <table:table-cell table:style-name="ce86"/>
          <table:table-cell table:style-name="ce125" office:value-type="string" calcext:value-type="string">
            <text:p>position="-0.010000 0.000000 0.251000" scale="0.845000 0.835000 1.2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NECK</text:p>
          </table:table-cell>
          <table:table-cell table:style-name="ce87" office:value-type="string" calcext:value-type="string">
            <text:p>Male, Body Fat</text:p>
          </table:table-cell>
          <table:table-cell table:style-name="ce22" office:value-type="string" calcext:value-type="string">
            <text:p>&lt;collision_volume name="NECK" position="0.000000 0.000000 0.020000" scale="0.042250 0.050100 0.080000"/&gt;</text:p>
          </table:table-cell>
          <table:table-cell table:style-name="ce22" office:value-type="string" calcext:value-type="string">
            <text:p>restpose_rot  0.000, 0.000, 0.000</text:p>
            <text:p>restpose_scale 0.050, 0.060, 0.080</text:p>
          </table:table-cell>
          <table:table-cell table:style-name="ce126" office:value-type="string" calcext:value-type="string">
            <text:p>&lt;collision_volume name="NECK" position="0.000000 0.000000 0.020000" scale="0.057250 0.060100 0.096000"/&gt;</text:p>
          </table:table-cell>
          <table:table-cell table:style-name="ce130" office:value-type="string" calcext:value-type="string">
            <text:p>restpose_rot  0.000, 0.000, 0.000</text:p>
            <text:p>restpose_scale 0.065, 0.070, 0.08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Head</text:p>
          </table:table-cell>
          <table:table-cell table:style-name="ce38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/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</text:p>
          </table:table-cell>
          <table:table-cell table:style-name="ce22" office:value-type="string" calcext:value-type="string">
            <text:p>&lt;collision_volume name="HEAD" position="0.020000 0.000000 0.070000" scale="0.101750 0.083250 0.111000"/&gt;</text:p>
          </table:table-cell>
          <table:table-cell table:style-name="ce22" office:value-type="string" calcext:value-type="string">
            <text:p>restpose_rot 0.000, 0.000, 0.000</text:p>
            <text:p>restpose_scale 0.110, 0.090, 0.120</text:p>
          </table:table-cell>
          <table:table-cell table:style-name="ce126" office:value-type="string" calcext:value-type="string">
            <text:p>&lt;collision_volume name="HEAD" position="0.020000 0.000000 0.060000" scale="0.101750 0.083250 0.121000"/&gt;</text:p>
          </table:table-cell>
          <table:table-cell table:style-name="ce22" office:value-type="string" calcext:value-type="string">
            <text:p>restpose_rot 0.000, 0.000, 0.000</text:p>
            <text:p>restpose_scale 0.110, 0.090, 0.13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CollarLeft</text:p>
            <text:p/>
          </table:table-cell>
          <table:table-cell table:style-name="ce38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0.075000 0.165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21000 0.075000 0.165000" scale="1.000000 1.4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126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30" office:value-type="string" calcext:value-type="string">
            <text:p>restpose_rot 0.000, 0.000, 0.000</text:p>
            <text:p>restpose_scale 0.090, 0.140, 0.06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CollarRight</text:p>
          </table:table-cell>
          <table:table-cell table:style-name="ce38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-0.075000 0.165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21000 -0.075000 0.165000" scale="1.000000 1.4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126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30" office:value-type="string" calcext:value-type="string">
            <text:p>restpose_rot 0.000, 0.000, 0.000</text:p>
            <text:p>restpose_scale 0.090, 0.140, 0.06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38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079000 0.000000" scale="1.000000 1.120000 1.000000"/&gt;</text:p>
          </table:table-cell>
          <table:table-cell table:style-name="ce86"/>
          <table:table-cell table:style-name="ce125" office:value-type="string" calcext:value-type="string">
            <text:p>position="0.000000 0.079000 0.000000" scale="1.000000 1.47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22" office:value-type="string" calcext:value-type="string">
            <text:p>restpose_rot -5.000, 0.000, 0.000</text:p>
            <text:p>restpose_scale 0.050, 0.170, 0.050</text:p>
          </table:table-cell>
          <table:table-cell table:style-name="ce126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30" office:value-type="string" calcext:value-type="string">
            <text:p>restpose_rot -5.000, 0.000, 0.000</text:p>
            <text:p>restpose_scale 0.060, 0.170, 0.06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ShoulderRight</text:p>
          </table:table-cell>
          <table:table-cell table:style-name="ce38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125" office:value-type="string" calcext:value-type="string">
            <text:p>position="0.000000 -0.079000 0.000000" scale="1.000000 1.47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22" office:value-type="string" calcext:value-type="string">
            <text:p>restpose_rot 5.000, 0.000, 0.000</text:p>
            <text:p>restpose_scale 0.050, 0.170, 0.050</text:p>
          </table:table-cell>
          <table:table-cell table:style-name="ce126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30" office:value-type="string" calcext:value-type="string">
            <text:p>restpose_rot 5.000, 0.000, 0.000</text:p>
            <text:p>restpose_scale 0.060, 0.170, 0.06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ElbowLeft</text:p>
          </table:table-cell>
          <table:table-cell table:style-name="ce38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248000 0.000000" scale="1.000000 1.180000 1.000000"/&gt;</text:p>
          </table:table-cell>
          <table:table-cell table:style-name="ce86"/>
          <table:table-cell table:style-name="ce125" office:value-type="string" calcext:value-type="string">
            <text:p>position="0.000000 0.248000 0.000000" scale="1.000000 1.2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22" office:value-type="string" calcext:value-type="string">
            <text:p>restpose_rot -3.000, 0.000, 0.000</text:p>
            <text:p>restpose_scale 0.040, 0.140, 0.040</text:p>
          </table:table-cell>
          <table:table-cell table:style-name="ce126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30" office:value-type="string" calcext:value-type="string">
            <text:p>restpose_rot -3.000, 0.000, 0.000</text:p>
            <text:p>restpose_scale 0.045, 0.140, 0.045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ElbowRight</text:p>
          </table:table-cell>
          <table:table-cell table:style-name="ce38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248000 0.000000" scale="1.000000 1.180000 1.000000"/&gt;</text:p>
          </table:table-cell>
          <table:table-cell table:style-name="ce86"/>
          <table:table-cell table:style-name="ce125" office:value-type="string" calcext:value-type="string">
            <text:p>position="0.000000 -0.248000 0.000000" scale="1.000000 1.28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22" office:value-type="string" calcext:value-type="string">
            <text:p>restpose_rot 3.000, 0.000, 0.000</text:p>
            <text:p>restpose_scale 0.040, 0.140, 0.040</text:p>
          </table:table-cell>
          <table:table-cell table:style-name="ce127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22" office:value-type="string" calcext:value-type="string">
            <text:p>restpose_rot 3.000, 0.000, 0.000</text:p>
            <text:p>restpose_scale 0.045, 0.140, 0.045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38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WristRight</text:p>
          </table:table-cell>
          <table:table-cell table:style-name="ce38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86" office:value-type="string" calcext:value-type="string">
            <text:p>position="0.000000 -0.205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-0.205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38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0.127000 -0.041000" scale="1.000000 1.000000 1.000000"/&gt;</text:p>
          </table:table-cell>
          <table:table-cell table:style-name="ce86"/>
          <table:table-cell table:style-name="ce125" office:value-type="string" calcext:value-type="string">
            <text:p>position="0.034000 0.127000 -0.041000" scale="1.050000 1.05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126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HipRight</text:p>
          </table:table-cell>
          <table:table-cell table:style-name="ce38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-0.129000 -0.041000" scale="1.000000 1.000000 1.000000"/&gt;</text:p>
          </table:table-cell>
          <table:table-cell table:style-name="ce86"/>
          <table:table-cell table:style-name="ce125" office:value-type="string" calcext:value-type="string">
            <text:p><text:s/>position="0.034000 -0.129000 -0.041000" scale="1.050000 1.05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126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KneeLeft</text:p>
          </table:table-cell>
          <table:table-cell table:style-name="ce38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-0.046000 -0.491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01000 -0.046000 -0.491000" scale="1.050000 1.050000 1.1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126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KneeRight</text:p>
          </table:table-cell>
          <table:table-cell table:style-name="ce38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0.049000 -0.491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01000 0.049000 -0.491000" scale="1.050000 1.050000 1.1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126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AnkleLeft</text:p>
          </table:table-cell>
          <table:table-cell table:style-name="ce38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AnkleRight</text:p>
          </table:table-cell>
          <table:table-cell table:style-name="ce38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38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/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 office:value-type="string" calcext:value-type="string">
            <text:p>mEyeRight</text:p>
          </table:table-cell>
          <table:table-cell table:style-name="ce42"/>
          <table:table-cell table:style-name="ce87" table:number-columns-repeated="2"/>
          <table:table-cell table:style-name="ce87" office:value-type="string" calcext:value-type="string">
            <text:p>controlled directly by viewer</text:p>
          </table:table-cell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number-columns-repeated="1015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43"/>
          <table:table-cell table:style-name="ce37" table:number-columns-repeated="7"/>
          <table:table-cell table:number-columns-repeated="1015"/>
        </table:table-row>
        <table:table-row table:style-name="ro4">
          <table:table-cell table:style-name="ce53"/>
          <table:table-cell table:style-name="ce44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57" office:value-type="string" calcext:value-type="string">
            <text:p>position="0.000000 0.000000 0.071500" scale="0.925000 0.925000 0.925000"/&gt;</text:p>
          </table:table-cell>
          <table:table-cell table:style-name="ce57"/>
          <table:table-cell table:style-name="ce57" office:value-type="string" calcext:value-type="string">
            <text:p>mSkull" position="0.000000 0.000000 0.071500" scale="0.925000 0.925000 0.925000"/&gt;</text:p>
          </table:table-cell>
          <table:table-cell table:style-name="ce57"/>
          <table:table-cell table:number-columns-repeated="1015"/>
        </table:table-row>
        <table:table-row table:style-name="ro7">
          <table:table-cell table:style-name="ce53"/>
          <table:table-cell table:style-name="ce38" office:value-type="string" calcext:value-type="string">
            <text:p>mFootLeft</text:p>
            <text:p/>
          </table:table-cell>
          <table:table-cell table:style-name="ce86" table:number-columns-repeated="2"/>
          <table:table-cell table:style-name="ce116" office:value-type="string" calcext:value-type="string">
            <text:p>Heel Height, Platform Height </text:p>
          </table:table-cell>
          <table:table-cell table:style-name="ce116" office:value-type="string" calcext:value-type="string">
            <text:p>position="0.112000 0.000000 -0.061000" scale="1.000000 1.000000 1.000000"/&gt;</text:p>
          </table:table-cell>
          <table:table-cell table:style-name="ce116"/>
          <table:table-cell table:style-name="ce116" office:value-type="string" calcext:value-type="string">
            <text:p>position="0.112000 0.000000 -0.061000" scale="1.000000 1.000000 1.000000"/&gt;</text:p>
          </table:table-cell>
          <table:table-cell table:style-name="ce116"/>
          <table:table-cell table:number-columns-repeated="1015"/>
        </table:table-row>
        <table:table-row table:style-name="ro7">
          <table:table-cell table:style-name="ce54"/>
          <table:table-cell table:style-name="ce33" office:value-type="string" calcext:value-type="string">
            <text:p>mFootRight</text:p>
          </table:table-cell>
          <table:table-cell table:style-name="ce22" table:number-columns-repeated="2"/>
          <table:table-cell table:style-name="ce117" office:value-type="string" calcext:value-type="string">
            <text:p>Heel Height, Platform Height </text:p>
          </table:table-cell>
          <table:table-cell table:style-name="ce117" office:value-type="string" calcext:value-type="string">
            <text:p>position="0.112000 0.000000 -0.061000" scale="1.000000 1.000000 1.000000"/&gt;</text:p>
          </table:table-cell>
          <table:table-cell table:style-name="ce117"/>
          <table:table-cell table:style-name="ce117" office:value-type="string" calcext:value-type="string">
            <text:p>position="0.112000 0.000000 -0.061000" scale="1.000000 1.000000 1.000000"/&gt;</text:p>
          </table:table-cell>
          <table:table-cell table:style-name="ce117"/>
          <table:table-cell table:number-columns-repeated="1015"/>
        </table:table-row>
        <table:table-row table:style-name="ro8">
          <table:table-cell table:style-name="ce54"/>
          <table:table-cell table:style-name="ce33" office:value-type="string" calcext:value-type="string">
            <text:p>mToeLeft</text:p>
            <text:p/>
          </table:table-cell>
          <table:table-cell table:style-name="ce22" table:number-columns-repeated="2"/>
          <table:table-cell table:style-name="ce117" office:value-type="string" calcext:value-type="string">
            <text:p>none</text:p>
          </table:table-cell>
          <table:table-cell table:style-name="ce117" office:value-type="string" calcext:value-type="string">
            <text:p>position="0.109000 0.000000 0.000000" scale="1.000000 1.000000 1.000000"/&gt;</text:p>
          </table:table-cell>
          <table:table-cell table:style-name="ce117"/>
          <table:table-cell table:style-name="ce117" office:value-type="string" calcext:value-type="string">
            <text:p>mToeLeft" position="0.109000 0.000000 0.000000" scale="1.000000 1.000000 1.000000"/&gt;</text:p>
          </table:table-cell>
          <table:table-cell table:style-name="ce117"/>
          <table:table-cell table:number-columns-repeated="1015"/>
        </table:table-row>
        <table:table-row table:style-name="ro7">
          <table:table-cell table:style-name="ce55"/>
          <table:table-cell table:style-name="ce42" office:value-type="string" calcext:value-type="string">
            <text:p>mToeRight</text:p>
          </table:table-cell>
          <table:table-cell table:style-name="ce87" table:number-columns-repeated="2"/>
          <table:table-cell table:style-name="ce118" office:value-type="string" calcext:value-type="string">
            <text:p>none</text:p>
          </table:table-cell>
          <table:table-cell table:style-name="ce118" office:value-type="string" calcext:value-type="string">
            <text:p>position="0.109000 0.000000 0.000000" scale="1.000000 1.000000 1.000000"/&gt;</text:p>
          </table:table-cell>
          <table:table-cell table:style-name="ce118"/>
          <table:table-cell table:style-name="ce118" office:value-type="string" calcext:value-type="string">
            <text:p>position="0.109000 0.000000 0.000000" scale="1.000000 1.000000 1.000000"/&gt;</text:p>
          </table:table-cell>
          <table:table-cell table:style-name="ce118"/>
          <table:table-cell table:number-columns-repeated="1015"/>
        </table:table-row>
        <table:table-row table:style-name="ro2">
          <table:table-cell table:style-name="ce16" office:value-type="string" calcext:value-type="string">
            <text:p>"Bento" bones added 2016</text:p>
          </table:table-cell>
          <table:table-cell table:style-name="ce43"/>
          <table:table-cell table:style-name="ce88"/>
          <table:table-cell table:style-name="ce37" table:number-columns-repeated="6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54"/>
          <table:table-cell table:style-name="ce46" office:value-type="string" calcext:value-type="string">
            <text:p>mSpine2</text:p>
          </table:table-cell>
          <table:table-cell table:style-name="ce28" table:number-columns-repeated="2"/>
          <table:table-cell table:style-name="ce22" office:value-type="string" calcext:value-type="string">
            <text:p>Body Thickness, Torso Length, Hip Width, Hip Length, </text:p>
          </table:table-cell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/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46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28" office:value-type="string" calcext:value-type="string">
            <text:p>position="-0.015000 0.000000 0.205000" scale="1.000000 1.000000 1.000000"/&gt;</text:p>
          </table:table-cell>
          <table:table-cell table:style-name="ce28"/>
          <table:table-cell table:style-name="ce128" office:value-type="string" calcext:value-type="string">
            <text:p>mSpine3" position="-0.015000 0.000000 0.205000" scale="1.000000 1.000000 1.050000"/&gt;</text:p>
          </table:table-cell>
          <table:table-cell table:style-name="ce28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87" office:value-type="string" calcext:value-type="string">
            <text:p>mSpine4" position="0.015000 0.000000 -0.205000" scale="1.000000 1.000000 1.000000"/&gt;</text:p>
          </table:table-cell>
          <table:table-cell table:style-name="ce87"/>
          <table:table-cell table:style-name="ce129" office:value-type="string" calcext:value-type="string">
            <text:p>mSpine4" position="0.015000 0.000000 -0.205000" scale="1.000000 1.000000 1.050000"/&gt;</text:p>
          </table:table-cell>
          <table:table-cell table:style-name="ce87"/>
          <table:table-cell table:number-columns-repeated="1015"/>
        </table:table-row>
        <table:table-row table:style-name="ro3">
          <table:table-cell table:style-name="ce57"/>
          <table:table-cell table:style-name="ce44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106" office:value-type="string" calcext:value-type="string">
            <text:p>Package (male)</text:p>
          </table:table-cell>
          <table:table-cell table:style-name="ce22" office:value-type="string" calcext:value-type="string">
            <text:p>position="0.064000 0.000000 -0.097000" scale="1.000000 1.000000 1.000000"/&gt;</text:p>
          </table:table-cell>
          <table:table-cell table:style-name="ce91"/>
          <table:table-cell table:style-name="ce22" office:value-type="string" calcext:value-type="string">
            <text:p>position="0.064000 0.000000 -0.097000" scale="1.000000 1.000000 1.000000"/&gt;</text:p>
          </table:table-cell>
          <table:table-cell table:style-name="ce91"/>
          <table:table-cell table:number-columns-repeated="1015"/>
        </table:table-row>
        <table:table-row table:style-name="ro3">
          <table:table-cell table:style-name="ce54"/>
          <table:table-cell table:style-name="ce45" office:value-type="string" calcext:value-type="string">
            <text:p>mHandThumb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0.031000 0.026000 0.004000" scale="1.000000 1.000000 1.000000"/&gt;</text:p>
          </table:table-cell>
          <table:table-cell table:style-name="ce86"/>
          <table:table-cell table:style-name="ce86" office:value-type="string" calcext:value-type="string">
            <text:p>position="0.031000 0.026000 0.004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58" office:value-type="string" calcext:value-type="string">
            <text:p>mHandThumb1Right</text:p>
          </table:table-cell>
          <table:table-cell table:style-name="ce22" table:number-columns-repeated="3"/>
          <table:table-cell table:style-name="ce22" office:value-type="string" calcext:value-type="string">
            <text:p>position="0.031000 -0.026000 0.004000" scale="1.000000 1.000000 1.000000"/&gt;</text:p>
          </table:table-cell>
          <table:table-cell table:style-name="ce22"/>
          <table:table-cell table:style-name="ce22" office:value-type="string" calcext:value-type="string">
            <text:p>position="0.031000 -0.026000 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Thumb2Left</text:p>
          </table:table-cell>
          <table:table-cell table:style-name="ce22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0.028000 0.032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8000 0.032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Thumb2Right</text:p>
          </table:table-cell>
          <table:table-cell table:style-name="ce22" table:number-columns-repeated="3"/>
          <table:table-cell table:style-name="ce120" office:value-type="string" calcext:value-type="string">
            <text:p>position="0.028000 -0.032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8000 -0.032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Thumb3Left</text:p>
          </table:table-cell>
          <table:table-cell table:style-name="ce22" table:number-columns-repeated="3"/>
          <table:table-cell table:style-name="ce120" office:value-type="string" calcext:value-type="string">
            <text:p>position="0.023000 0.031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3000 0.031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/>
            <text:p>mHandThumb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0.023000 -0.031000 -0.001000" scale="1.000000 1.000000 1.000000"/&gt;</text:p>
          </table:table-cell>
          <table:table-cell table:style-name="ce22"/>
          <table:table-cell table:style-name="ce87" office:value-type="string" calcext:value-type="string">
            <text:p>position="0.023000 -0.031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HandIndex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0.038000 0.097000 0.015000" scale="1.000000 1.000000 1.000000"/&gt;</text:p>
          </table:table-cell>
          <table:table-cell table:style-name="ce86"/>
          <table:table-cell table:style-name="ce86" office:value-type="string" calcext:value-type="string">
            <text:p>position="0.038000 0.097000 0.015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22"/>
          <table:table-cell table:style-name="ce58" office:value-type="string" calcext:value-type="string">
            <text:p>mHandIndex1Right</text:p>
          </table:table-cell>
          <table:table-cell table:style-name="ce28" table:number-columns-repeated="3"/>
          <table:table-cell table:style-name="ce22" office:value-type="string" calcext:value-type="string">
            <text:p>position="0.038000 -0.097000 0.015000" scale="1.000000 1.000000 1.000000"/&gt;</text:p>
          </table:table-cell>
          <table:table-cell table:style-name="ce22"/>
          <table:table-cell table:style-name="ce22" office:value-type="string" calcext:value-type="string">
            <text:p>position="0.038000 -0.097000 0.015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58" office:value-type="string" calcext:value-type="string">
            <text:p>mHandIndex2Left</text:p>
          </table:table-cell>
          <table:table-cell table:style-name="ce28" table:number-columns-repeated="3"/>
          <table:table-cell table:style-name="ce22" office:value-type="string" calcext:value-type="string">
            <text:p>position="0.017000 0.036000 -0.006000" scale="1.000000 1.000000 1.000000"/&gt;</text:p>
          </table:table-cell>
          <table:table-cell table:style-name="ce22"/>
          <table:table-cell table:style-name="ce22" office:value-type="string" calcext:value-type="string">
            <text:p>position="0.017000 0.036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/>
            <text:p>mHandIndex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0.017000 -0.036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17000 -0.036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Index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0.014000 0.032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14000 0.032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/>
            <text:p>mHandIndex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0.014000 -0.032000 -0.006000" scale="1.000000 1.000000 1.000000"/&gt;</text:p>
          </table:table-cell>
          <table:table-cell table:style-name="ce22"/>
          <table:table-cell table:style-name="ce87" office:value-type="string" calcext:value-type="string">
            <text:p>position="0.014000 -0.032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3"/>
          <table:table-cell table:style-name="ce45" office:value-type="string" calcext:value-type="string">
            <text:p>mHandMiddle1Left</text:p>
          </table:table-cell>
          <table:table-cell table:style-name="ce53" table:number-columns-repeated="2"/>
          <table:table-cell table:style-name="ce53" office:value-type="string" calcext:value-type="string">
            <text:p>Hand Size</text:p>
          </table:table-cell>
          <table:table-cell table:style-name="ce53" office:value-type="string" calcext:value-type="string">
            <text:p>position="0.013000 0.101000 0.015000" scale="1.000000 1.000000 1.000000"/&gt;</text:p>
          </table:table-cell>
          <table:table-cell table:style-name="ce53"/>
          <table:table-cell table:style-name="ce53" office:value-type="string" calcext:value-type="string">
            <text:p>position="0.013000 0.101000 0.015000" scale="1.000000 1.000000 1.000000"/&gt;</text:p>
          </table:table-cell>
          <table:table-cell table:style-name="ce86"/>
          <table:table-cell table:number-columns-repeated="1015"/>
        </table:table-row>
        <table:table-row table:style-name="ro7">
          <table:table-cell table:style-name="ce22"/>
          <table:table-cell table:style-name="ce58" office:value-type="string" calcext:value-type="string">
            <text:p>mHandMiddle1Right</text:p>
          </table:table-cell>
          <table:table-cell table:style-name="ce28" table:number-columns-repeated="3"/>
          <table:table-cell table:style-name="ce211" office:value-type="string" calcext:value-type="string">
            <text:p>position="0.013000 -0.101000 0.015000" scale="1.000000 1.000000 1.000000"/&gt;</text:p>
          </table:table-cell>
          <table:table-cell table:style-name="ce211"/>
          <table:table-cell table:style-name="ce211" office:value-type="string" calcext:value-type="string">
            <text:p>position="0.013000 -0.101000 0.015000" scale="1.000000 1.000000 1.000000"/&gt;</text:p>
          </table:table-cell>
          <table:table-cell table:style-name="ce211"/>
          <table:table-cell table:number-columns-repeated="1015"/>
        </table:table-row>
        <table:table-row table:style-name="ro7">
          <table:table-cell table:style-name="ce22"/>
          <table:table-cell table:style-name="ce58" office:value-type="string" calcext:value-type="string">
            <text:p>mHandMiddle2Left</text:p>
          </table:table-cell>
          <table:table-cell table:style-name="ce28" table:number-columns-repeated="3"/>
          <table:table-cell table:style-name="ce211" office:value-type="string" calcext:value-type="string">
            <text:p>position="-0.001000 0.040000 -0.006000" scale="1.000000 1.000000 1.000000"/&gt;</text:p>
          </table:table-cell>
          <table:table-cell table:style-name="ce211"/>
          <table:table-cell table:style-name="ce211" office:value-type="string" calcext:value-type="string">
            <text:p>position="-0.001000 0.040000 -0.006000" scale="1.000000 1.000000 1.000000"/&gt;</text:p>
          </table:table-cell>
          <table:table-cell table:style-name="ce211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/>
            <text:p>mHandMiddle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01000 -0.040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01000 -0.040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Middle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01000 0.049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01000 0.049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120"/>
          <table:table-cell table:style-name="ce58" office:value-type="string" calcext:value-type="string">
            <text:p/>
            <text:p>mHandMiddle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01000 -0.049000 -0.008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01000 -0.049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HandRing1Lef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-0.010000 0.099000 0.009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10000 0.099000 0.009000" scale="1.000000 1.000000 1.000000"/&gt;</text:p>
          </table:table-cell>
          <table:table-cell table:style-name="ce86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Ring1Right</text:p>
          </table:table-cell>
          <table:table-cell table:style-name="ce28" table:number-columns-repeated="3"/>
          <table:table-cell table:style-name="ce54" office:value-type="string" calcext:value-type="string">
            <text:p>position="-0.010000 -0.099000 0.009000" scale="1.000000 1.000000 1.000000"/&gt;</text:p>
          </table:table-cell>
          <table:table-cell table:style-name="ce54"/>
          <table:table-cell table:style-name="ce54" office:value-type="string" calcext:value-type="string">
            <text:p>position="-0.010000 -0.099000 0.009000" scale="1.000000 1.000000 1.000000"/&gt;</text:p>
          </table:table-cell>
          <table:table-cell table:style-name="ce54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Ring2Lef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13000 0.038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0.038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Ring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3000 -0.038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-0.038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Ring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3000 0.040000 -0.009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0.040000 -0.009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/>
            <text:p>mHandRing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13000 -0.040000 -0.009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13000 -0.040000 -0.009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HandPinky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-0.031000 0.095000 0.003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31000 0.095000 0.003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22"/>
          <table:table-cell table:style-name="ce58" office:value-type="string" calcext:value-type="string">
            <text:p>mHandPinky1Right</text:p>
          </table:table-cell>
          <table:table-cell table:style-name="ce28" table:number-columns-repeated="3"/>
          <table:table-cell table:style-name="ce22" office:value-type="string" calcext:value-type="string">
            <text:p>position="-0.031000 -0.095000 0.003000" scale="1.000000 1.000000 1.000000"/&gt;</text:p>
          </table:table-cell>
          <table:table-cell table:style-name="ce22"/>
          <table:table-cell table:style-name="ce22" office:value-type="string" calcext:value-type="string">
            <text:p>position="-0.031000 -0.095000 0.003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Pinky2Lef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24000 0.025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24000 0.025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Pinky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24000 -0.025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24000 -0.025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andPinky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5000 0.018000 -0.004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5000 0.018000 -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5"/>
          <table:table-cell table:style-name="ce58" office:value-type="string" calcext:value-type="string">
            <text:p/>
            <text:p>mHandPinky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15000 -0.018000 -0.004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15000 -0.018000 -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14000 0.000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14000 0.000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46" office:value-type="string" calcext:value-type="string">
            <text:p>mWing1Lef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120" office:value-type="string" calcext:value-type="string">
            <text:p>position="-0.099000 0.095000 0.181000" scale="1.000000 1.000000 1.000000"/&gt;</text:p>
          </table:table-cell>
          <table:table-cell table:style-name="ce28"/>
          <table:table-cell table:style-name="ce128" office:value-type="string" calcext:value-type="string">
            <text:p>position="-0.149000 0.095000 0.181000" scale="1.000000 1.000000 1.000000"/&gt;</text:p>
          </table:table-cell>
          <table:table-cell table:style-name="ce28"/>
          <table:table-cell table:number-columns-repeated="1015"/>
        </table:table-row>
        <table:table-row table:style-name="ro4">
          <table:table-cell table:style-name="ce54"/>
          <table:table-cell table:style-name="ce58" office:value-type="string" calcext:value-type="string">
            <text:p>mWing1Right</text:p>
          </table:table-cell>
          <table:table-cell table:style-name="ce28" table:number-columns-repeated="3"/>
          <table:table-cell table:style-name="ce120" office:value-type="string" calcext:value-type="string">
            <text:p>position="-0.099000 -0.095000 0.181000" scale="1.000000 1.000000 1.000000"/&gt;</text:p>
          </table:table-cell>
          <table:table-cell table:style-name="ce28"/>
          <table:table-cell table:style-name="ce128" office:value-type="string" calcext:value-type="string">
            <text:p>position="-0.149000 -0.095000 0.181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2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68000 0.169000 0.067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68000 0.169000 0.067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2Right</text:p>
          </table:table-cell>
          <table:table-cell table:style-name="ce28" table:number-columns-repeated="3"/>
          <table:table-cell table:style-name="ce120" office:value-type="string" calcext:value-type="string">
            <text:p>position="-0.168000 -0.169000 0.067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68000 -0.169000 0.067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3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81000 0.18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81000 0.18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3Right</text:p>
          </table:table-cell>
          <table:table-cell table:style-name="ce28" table:number-columns-repeated="3"/>
          <table:table-cell table:style-name="ce120" office:value-type="string" calcext:value-type="string">
            <text:p>position="-0.181000 -0.18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81000 -0.18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4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4Right</text:p>
          </table:table-cell>
          <table:table-cell table:style-name="ce28" table:number-columns-repeated="3"/>
          <table:table-cell table:style-name="ce120" office:value-type="string" calcext:value-type="string">
            <text:p>position="-0.171000 -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-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Wing4FanLeft</text:p>
          </table:table-cell>
          <table:table-cell table:style-name="ce28" table:number-columns-repeated="3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4">
          <table:table-cell table:style-name="ce55"/>
          <table:table-cell table:style-name="ce58" office:value-type="string" calcext:value-type="string">
            <text:p/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position="-0.171000 -0.173000 0.000000" scale="1.000000 1.000000 1.000000"/&gt;</text:p>
          </table:table-cell>
          <table:table-cell table:style-name="ce22"/>
          <table:table-cell table:style-name="ce87" office:value-type="string" calcext:value-type="string">
            <text:p>position="-0.171000 -0.173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200000 0.000000 0.084000" scale="1.000000 1.000000 1.000000"/&gt;</text:p>
          </table:table-cell>
          <table:table-cell table:style-name="ce86"/>
          <table:table-cell table:style-name="ce86" office:value-type="string" calcext:value-type="string">
            <text:p>position="-0.200000 0.000000 0.084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58" office:value-type="string" calcext:value-type="string">
            <text:p>mHindLimb1Lef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120" office:value-type="string" calcext:value-type="string">
            <text:p>position="-0.204000 0.129000 -0.125000" scale="1.000000 1.000000 1.000000"/&gt;</text:p>
          </table:table-cell>
          <table:table-cell table:style-name="ce22"/>
          <table:table-cell table:style-name="ce126" office:value-type="string" calcext:value-type="string">
            <text:p>position="-0.204000 0.129000 -0.125000" scale="1.050000 1.05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58" office:value-type="string" calcext:value-type="string">
            <text:p>mHindLimb1Right</text:p>
          </table:table-cell>
          <table:table-cell table:style-name="ce22" table:number-columns-repeated="3"/>
          <table:table-cell table:style-name="ce120" office:value-type="string" calcext:value-type="string">
            <text:p>position="-0.204000 -0.129000 -0.125000" scale="1.000000 1.000000 1.000000"/&gt;</text:p>
          </table:table-cell>
          <table:table-cell table:style-name="ce22"/>
          <table:table-cell table:style-name="ce126" office:value-type="string" calcext:value-type="string">
            <text:p>position="-0.204000 -0.129000 -0.125000" scale="1.050000 1.05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58" office:value-type="string" calcext:value-type="string">
            <text:p>mHindLimb2Lef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120" office:value-type="string" calcext:value-type="string">
            <text:p>position="0.002000 -0.046000 -0.491000" scale="1.000000 1.000000 1.000000"/&gt;</text:p>
          </table:table-cell>
          <table:table-cell table:style-name="ce22"/>
          <table:table-cell table:style-name="ce126" office:value-type="string" calcext:value-type="string">
            <text:p>position="0.002000 -0.046000 -0.491000" scale="1.050000 1.050000 1.1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58" office:value-type="string" calcext:value-type="string">
            <text:p>mHindLimb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0.002000 0.046000 -0.491000" scale="1.000000 1.000000 1.000000"/&gt;</text:p>
          </table:table-cell>
          <table:table-cell table:style-name="ce22"/>
          <table:table-cell table:style-name="ce126" office:value-type="string" calcext:value-type="string">
            <text:p>position="0.002000 0.046000 -0.491000" scale="1.050000 1.050000 1.1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indLimb3Lef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120" office:value-type="string" calcext:value-type="string">
            <text:p>position="-0.030000 -0.003000 -0.468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030000 -0.003000 -0.468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indLimb3Right</text:p>
          </table:table-cell>
          <table:table-cell table:style-name="ce28" table:number-columns-repeated="3"/>
          <table:table-cell table:style-name="ce120" office:value-type="string" calcext:value-type="string">
            <text:p>position="-0.030000 0.003000 -0.468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030000 0.003000 -0.468000" scale="1.000000 1.000000 1.000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58" office:value-type="string" calcext:value-type="string">
            <text:p>mHindLimb4Left</text:p>
          </table:table-cell>
          <table:table-cell table:style-name="ce28" table:number-columns-repeated="3"/>
          <table:table-cell table:style-name="ce120" office:value-type="string" calcext:value-type="string">
            <text:p>position="0.112000 0.000000 -0.061000" scale="1.000000 1.000000 1.000000"/&gt;</text:p>
          </table:table-cell>
          <table:table-cell table:style-name="ce28"/>
          <table:table-cell table:style-name="ce120" office:value-type="string" calcext:value-type="string">
            <text:p>position="0.112000 0.000000 -0.061000" scale="1.000000 1.000000 1.000000"/&gt;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5"/>
          <table:table-cell table:style-name="ce58" office:value-type="string" calcext:value-type="string">
            <text:p/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87" office:value-type="string" calcext:value-type="string">
            <text:p>position="0.112000 0.000000 -0.061000" scale="1.000000 1.000000 1.000000"/&gt;</text:p>
          </table:table-cell>
          <table:table-cell table:style-name="ce22"/>
          <table:table-cell table:style-name="ce87" office:value-type="string" calcext:value-type="string">
            <text:p>position="0.112000 0.000000 -0.061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86" office:value-type="string" calcext:value-type="string">
            <text:p>position="-0.116000 0.000000 0.047000" scale="1.000000 1.000000 1.000000"/&gt;</text:p>
          </table:table-cell>
          <table:table-cell table:style-name="ce86"/>
          <table:table-cell table:style-name="ce86" office:value-type="string" calcext:value-type="string">
            <text:p>position="-0.116000 0.000000 0.047000" scale="1.000000 1.000000 1.000000"/&gt;</text:p>
          </table:table-cell>
          <table:table-cell table:style-name="ce86"/>
          <table:table-cell table:number-columns-repeated="1015"/>
        </table:table-row>
        <table:table-row table:style-name="ro7">
          <table:table-cell table:style-name="ce54"/>
          <table:table-cell table:style-name="ce46" office:value-type="string" calcext:value-type="string">
            <text:p>mTail2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 office:value-type="string" calcext:value-type="string">
            <text:p>position="-0.197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97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46" office:value-type="string" calcext:value-type="string">
            <text:p>mTail3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 office:value-type="string" calcext:value-type="string">
            <text:p>position="-0.168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68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46" office:value-type="string" calcext:value-type="string">
            <text:p>mTail4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 office:value-type="string" calcext:value-type="string">
            <text:p>position="-0.142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42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46" office:value-type="string" calcext:value-type="string">
            <text:p>mTail5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 office:value-type="string" calcext:value-type="string">
            <text:p>position="-0.112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12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84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87" office:value-type="string" calcext:value-type="string">
            <text:p>Height, Body Thickness</text:p>
          </table:table-cell>
          <table:table-cell table:style-name="ce87" office:value-type="string" calcext:value-type="string">
            <text:p>position="-0.094000 0.000000 0.000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94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60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1">Head Shape</text:span>, Egg Head, Head Length </text:p>
          </table:table-cell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/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/>
          <table:table-cell table:number-columns-repeated="1015"/>
        </table:table-row>
        <table:table-row table:style-name="ro8">
          <table:table-cell table:style-name="ce19"/>
          <table:table-cell table:style-name="ce48" office:value-type="string" calcext:value-type="string">
            <text:p>mFaceForeheadCenter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orehead Angle, Brow Size, Upper Bridge</text:p>
          </table:table-cell>
          <table:table-cell table:style-name="ce86" office:value-type="string" calcext:value-type="string">
            <text:p>position="0.069300 0.000000 0.064700" scale="0.925000 0.925000 0.925000"/&gt;</text:p>
          </table:table-cell>
          <table:table-cell table:style-name="ce86"/>
          <table:table-cell table:style-name="ce86" office:value-type="string" calcext:value-type="string">
            <text:p>position="0.069300 0.000000 0.06470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4"/>
          <table:table-cell table:style-name="ce64" office:value-type="string" calcext:value-type="string">
            <text:p>mFaceForeheadLeft </text:p>
          </table:table-cell>
          <table:table-cell table:style-name="ce74" table:number-columns-repeated="2"/>
          <table:table-cell table:style-name="ce54" office:value-type="string" calcext:value-type="string">
            <text:p>Head Size, <text:span text:style-name="T1">Head Shape</text:span>, Egg Head, Face Shear, Forehead Angle</text:p>
          </table:table-cell>
          <table:table-cell table:style-name="ce120" office:value-type="string" calcext:value-type="string">
            <text:p>position="0.064000 0.035000 0.086000" scale="0.925000 0.925000 0.865000"/&gt;</text:p>
          </table:table-cell>
          <table:table-cell table:style-name="ce114"/>
          <table:table-cell table:style-name="ce114" office:value-type="string" calcext:value-type="string">
            <text:p>position="0.064000 0.035000 0.086000" scale="0.925000 0.925000 0.86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ForeheadRight</text:p>
          </table:table-cell>
          <table:table-cell table:style-name="ce79" table:number-columns-repeated="2"/>
          <table:table-cell table:style-name="ce55" office:value-type="string" calcext:value-type="string">
            <text:p>Head Size, <text:span text:style-name="T1">Head Shape</text:span>, Egg Head, Face Shear, Forehead Angle</text:p>
          </table:table-cell>
          <table:table-cell table:style-name="ce87" office:value-type="string" calcext:value-type="string">
            <text:p>position="0.064000 -0.035000 0.086000" scale="0.925000 0.925000 0.865000"/&gt;</text:p>
          </table:table-cell>
          <table:table-cell table:style-name="ce115"/>
          <table:table-cell table:style-name="ce115" office:value-type="string" calcext:value-type="string">
            <text:p>position="0.064000 -0.035000 0.086000" scale="0.925000 0.925000 0.86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9">
          <table:table-cell table:style-name="ce53"/>
          <table:table-cell table:style-name="ce48" office:value-type="string" calcext:value-type="string">
            <text:p>mFaceEyebrowCent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86" office:value-type="string" calcext:value-type="string">
            <text:p>position="0.070000 0.046189 0.065397" scale="0.925000 0.925000 1.175000"/&gt;</text:p>
          </table:table-cell>
          <table:table-cell table:style-name="ce86"/>
          <table:table-cell table:style-name="ce86" office:value-type="string" calcext:value-type="string">
            <text:p>position="0.070000 0.046189 0.065397" scale="0.925000 0.925000 1.17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4"/>
          <table:table-cell table:style-name="ce33" office:value-type="string" calcext:value-type="string">
            <text:p>mFaceEyebrowCenterRight</text:p>
          </table:table-cell>
          <table:table-cell table:style-name="ce74" table:number-columns-repeated="2"/>
          <table:table-cell table:style-name="ce54"/>
          <table:table-cell table:style-name="ce120" office:value-type="string" calcext:value-type="string">
            <text:p>position="0.070000 -0.046189 0.065397" scale="0.925000 0.925000 1.175000"/&gt;</text:p>
          </table:table-cell>
          <table:table-cell table:style-name="ce114"/>
          <table:table-cell table:style-name="ce114" office:value-type="string" calcext:value-type="string">
            <text:p>position="0.070000 -0.046189 0.065397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4"/>
          <table:table-cell table:style-name="ce67" office:value-type="string" calcext:value-type="string">
            <text:p>mFaceEyebrowInnerLef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20" office:value-type="string" calcext:value-type="string">
            <text:p>position="0.075000 0.024325 0.0488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75000 0.024325 0.048860" scale="0.925000 0.925000 1.17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4"/>
          <table:table-cell table:style-name="ce33" office:value-type="string" calcext:value-type="string">
            <text:p>mFaceEyebrowInnerRight</text:p>
          </table:table-cell>
          <table:table-cell table:style-name="ce92" table:number-columns-repeated="2"/>
          <table:table-cell table:style-name="ce31"/>
          <table:table-cell table:style-name="ce120" office:value-type="string" calcext:value-type="string">
            <text:p>position="0.075000 -0.024325 0.0488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75000 -0.024325 0.048860" scale="0.925000 0.925000 1.17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4"/>
          <table:table-cell table:style-name="ce64" office:value-type="string" calcext:value-type="string">
            <text:p>mFaceEyebrowOuterLeft</text:p>
          </table:table-cell>
          <table:table-cell table:style-name="ce74" table:number-columns-repeated="2"/>
          <table:table-cell table:style-name="ce5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20" office:value-type="string" calcext:value-type="string">
            <text:p>position="0.064000 0.051467 0.0472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64000 0.051467 0.047260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55"/>
          <table:table-cell table:style-name="ce42" office:value-type="string" calcext:value-type="string">
            <text:p>mFaceEyebrowOut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64000 -0.051467 0.0472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64000 -0.051467 0.047260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53"/>
          <table:table-cell table:style-name="ce38" office:value-type="string" calcext:value-type="string">
            <text:p>mFaceEyeAlt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/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55"/>
          <table:table-cell table:style-name="ce42" office:value-type="string" calcext:value-type="string">
            <text:p>mFaceEyeAlt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73000 -0.038010 0.033325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325" scale="0.925000 0.925000 0.92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2">
          <table:table-cell table:style-name="ce53"/>
          <table:table-cell table:style-name="ce48" office:value-type="string" calcext:value-type="string">
            <text:p>mFaceEyeLidLower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86" office:value-type="string" calcext:value-type="string">
            <text:p>mFaceEyeLidLowerLeft" position="0.073000 0.038010 0.033250" scale="0.925000 0.925000 0.925000"/&gt;</text:p>
          </table:table-cell>
          <table:table-cell table:style-name="ce86"/>
          <table:table-cell table:style-name="ce86" office:value-type="string" calcext:value-type="string">
            <text:p>position="0.073000 0.038010 0.03325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8">
          <table:table-cell table:style-name="ce54"/>
          <table:table-cell table:style-name="ce33" office:value-type="string" calcext:value-type="string">
            <text:p>mFaceEyeLidLowerRight</text:p>
          </table:table-cell>
          <table:table-cell table:style-name="ce92" table:number-columns-repeated="2"/>
          <table:table-cell table:style-name="ce31"/>
          <table:table-cell table:style-name="ce120" office:value-type="string" calcext:value-type="string">
            <text:p>mFaceEyeLidLowerRight" position="0.073000 -0.038010 0.03325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25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12">
          <table:table-cell table:style-name="ce54"/>
          <table:table-cell table:style-name="ce67" office:value-type="string" calcext:value-type="string">
            <text:p>mFaceEyeLidUpperLef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20" office:value-type="string" calcext:value-type="string">
            <text:p>position="0.073000 0.038010 0.03340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0.038010 0.03340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5">
          <table:table-cell table:style-name="ce55"/>
          <table:table-cell table:style-name="ce42" office:value-type="string" calcext:value-type="string">
            <text:p>mFaceEyeLidUpp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mFaceEyeLidUpperRight" position="0.073000 -0.038010 0.03340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40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53"/>
          <table:table-cell table:style-name="ce48" office:value-type="string" calcext:value-type="string">
            <text:p>mFaceEyecornerInner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Eye Size, Eye Spacing, Inner Eye Corner, Eye Depth, </text:p>
          </table:table-cell>
          <table:table-cell table:style-name="ce86" office:value-type="string" calcext:value-type="string">
            <text:p>position="0.075000 0.019157 0.031250" scale="0.925000 0.925000 0.925000"/&gt;</text:p>
          </table:table-cell>
          <table:table-cell table:style-name="ce86"/>
          <table:table-cell table:style-name="ce86" office:value-type="string" calcext:value-type="string">
            <text:p>position="0.075000 0.019157 0.03125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55"/>
          <table:table-cell table:style-name="ce42" office:value-type="string" calcext:value-type="string">
            <text:p>mFaceEyecornerInn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75000 -0.019157 0.031250" scale="0.925000 0.925000 0.925000"/&gt;</text:p>
          </table:table-cell>
          <table:table-cell table:style-name="ce114"/>
          <table:table-cell table:style-name="ce87" office:value-type="string" calcext:value-type="string">
            <text:p>position="0.075000 -0.019157 0.031250" scale="0.925000 0.925000 0.92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3">
          <table:table-cell table:style-name="ce53"/>
          <table:table-cell table:style-name="ce38" office:value-type="string" calcext:value-type="string">
            <text:p>mFaceEar1Left</text:p>
          </table:table-cell>
          <table:table-cell table:style-name="ce77" table:number-columns-repeated="3"/>
          <table:table-cell table:style-name="ce86" office:value-type="string" calcext:value-type="string">
            <text:p>position="0.000000 0.080000 0.002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80000 0.002000" scale="1.000000 1.000000 1.000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22"/>
          <table:table-cell table:style-name="ce46" office:value-type="string" calcext:value-type="string">
            <text:p>mFaceEar2Left</text:p>
          </table:table-cell>
          <table:table-cell table:style-name="ce22" table:number-columns-repeated="3"/>
          <table:table-cell table:style-name="ce22" office:value-type="string" calcext:value-type="string">
            <text:p>position="-0.019000 0.018000 0.025000" scale="1.000000 1.000000 1.000000"/&gt;</text:p>
          </table:table-cell>
          <table:table-cell table:style-name="ce114"/>
          <table:table-cell table:style-name="ce22" office:value-type="string" calcext:value-type="string">
            <text:p>position="-0.019000 0.018000 0.025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22"/>
          <table:table-cell table:style-name="ce46" office:value-type="string" calcext:value-type="string">
            <text:p>mFaceEar1Right</text:p>
          </table:table-cell>
          <table:table-cell table:style-name="ce22" table:number-columns-repeated="3"/>
          <table:table-cell table:style-name="ce22" office:value-type="string" calcext:value-type="string">
            <text:p>position="0.000000 -0.080000 0.002000" scale="1.000000 1.000000 1.000000"/&gt;</text:p>
          </table:table-cell>
          <table:table-cell table:style-name="ce114"/>
          <table:table-cell table:style-name="ce22" office:value-type="string" calcext:value-type="string">
            <text:p>position="0.000000 -0.080000 0.002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55"/>
          <table:table-cell table:style-name="ce42" office:value-type="string" calcext:value-type="string">
            <text:p>mFaceEar2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-0.019000 -0.018000 0.025000" scale="1.000000 1.000000 1.000000"/&gt;</text:p>
          </table:table-cell>
          <table:table-cell table:style-name="ce114"/>
          <table:table-cell table:style-name="ce87" office:value-type="string" calcext:value-type="string">
            <text:p>position="-0.019000 -0.018000 0.025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3">
          <table:table-cell table:style-name="ce53"/>
          <table:table-cell table:style-name="ce38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86" office:value-type="string" calcext:value-type="string">
            <text:p>position="0.102000 0.000000 -0.001500" scale="0.882692 0.882692 0.882692"/&gt;</text:p>
          </table:table-cell>
          <table:table-cell table:style-name="ce86" table:number-columns-repeated="3"/>
          <table:table-cell/>
          <table:table-cell table:style-name="ce92" table:number-columns-repeated="974"/>
          <table:table-cell table:number-columns-repeated="40"/>
        </table:table-row>
        <table:table-row table:style-name="ro14">
          <table:table-cell table:style-name="ce54"/>
          <table:table-cell table:style-name="ce46" office:value-type="string" calcext:value-type="string">
            <text:p>mFaceNoseLef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20" office:value-type="string" calcext:value-type="string">
            <text:p>position="0.086000 0.015000 -0.005500" scale="0.925000 0.925000 0.925000"/&gt;</text:p>
          </table:table-cell>
          <table:table-cell table:style-name="ce22"/>
          <table:table-cell table:style-name="ce120" office:value-type="string" calcext:value-type="string">
            <text:p>position="0.086000 0.015000 -0.005500" scale="0.925000 0.925000 0.925000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33" office:value-type="string" calcext:value-type="string">
            <text:p>mFaceNoseRight</text:p>
          </table:table-cell>
          <table:table-cell table:style-name="ce22" table:number-columns-repeated="3"/>
          <table:table-cell table:style-name="ce120" office:value-type="string" calcext:value-type="string">
            <text:p>position="0.086000 -0.015000 -0.005500" scale="0.925000 0.925000 0.925000"/&gt;</text:p>
          </table:table-cell>
          <table:table-cell table:style-name="ce22"/>
          <table:table-cell table:style-name="ce120" office:value-type="string" calcext:value-type="string">
            <text:p>position="0.086000 -0.015000 -0.005500" scale="0.925000 0.925000 0.925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20" office:value-type="string" calcext:value-type="string">
            <text:p>position="0.094000 0.000000 -0.019800" scale="0.925000 0.925000 0.925000"/&gt;</text:p>
          </table:table-cell>
          <table:table-cell table:style-name="ce22"/>
          <table:table-cell table:style-name="ce120" office:value-type="string" calcext:value-type="string">
            <text:p>position="0.094000 0.000000 -0.0198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87" office:value-type="string" calcext:value-type="string">
            <text:p>position="0.091000 0.000000 0.020000" scale="0.925000 0.925000 0.925000"/&gt;</text:p>
          </table:table-cell>
          <table:table-cell table:style-name="ce87"/>
          <table:table-cell table:style-name="ce87" office:value-type="string" calcext:value-type="string">
            <text:p>position="0.091000 0.000000 0.0200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FaceCheekUpperLeft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/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3" office:value-type="string" calcext:value-type="string">
            <text:p>mFaceCheekUpperRight</text:p>
          </table:table-cell>
          <table:table-cell table:style-name="ce22" table:number-columns-repeated="3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114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46" office:value-type="string" calcext:value-type="string">
            <text:p>mFaceCheekLowerLef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114"/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>mFaceCheekLowerRight</text:p>
          </table:table-cell>
          <table:table-cell table:style-name="ce87" table:number-columns-repeated="3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38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86" office:value-type="string" calcext:value-type="string">
            <text:p>position="0.045000 0.000000 -0.002647" scale="0.925000 0.925000 0.960294"/&gt;</text:p>
          </table:table-cell>
          <table:table-cell table:style-name="ce86"/>
          <table:table-cell table:style-name="ce86" office:value-type="string" calcext:value-type="string">
            <text:p>position="0.045000 0.000000 -0.002647" scale="0.925000 0.925000 0.960294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FaceLipUpperLeft</text:p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number-columns-repeated="1015"/>
        </table:table-row>
        <table:table-row table:style-name="ro7">
          <table:table-cell table:style-name="ce54"/>
          <table:table-cell table:style-name="ce33" office:value-type="string" calcext:value-type="string">
            <text:p>mFaceLipUpperRight</text:p>
          </table:table-cell>
          <table:table-cell table:style-name="ce22" table:number-columns-repeated="3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FaceLipCornerLeft</text:p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20" office:value-type="string" calcext:value-type="string">
            <text:p>position="0.028000 -0.019000 -0.01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28000 -0.019000 -0.010000" scale="0.925000 0.925000 0.925000"/&gt;</text:p>
          </table:table-cell>
          <table:table-cell table:style-name="ce28"/>
          <table:table-cell table:number-columns-repeated="1015"/>
        </table:table-row>
        <table:table-row table:style-name="ro7">
          <table:table-cell table:style-name="ce54"/>
          <table:table-cell table:style-name="ce33" office:value-type="string" calcext:value-type="string">
            <text:p>mFaceLipCornerRight</text:p>
          </table:table-cell>
          <table:table-cell table:style-name="ce28" table:number-columns-repeated="3"/>
          <table:table-cell table:style-name="ce120" office:value-type="string" calcext:value-type="string">
            <text:p>position="0.028000 0.019000 -0.01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28000 0.019000 -0.010000" scale="0.925000 0.925000 0.925000"/&gt;</text:p>
          </table:table-cell>
          <table:table-cell table:style-name="ce28"/>
          <table:table-cell table:number-columns-repeated="1015"/>
        </table:table-row>
        <table:table-row table:style-name="ro4">
          <table:table-cell table:style-name="ce54"/>
          <table:table-cell table:style-name="ce46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120" office:value-type="string" calcext:value-type="string">
            <text:p>position="0.045000 0.000000 -0.00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45000 0.000000 -0.000000" scale="0.925000 0.925000 0.925000"/&gt;</text:p>
          </table:table-cell>
          <table:table-cell table:style-name="ce28"/>
          <table:table-cell table:number-columns-repeated="1015"/>
        </table:table-row>
        <table:table-row table:style-name="ro5">
          <table:table-cell table:style-name="ce54"/>
          <table:table-cell table:style-name="ce46" office:value-type="string" calcext:value-type="string">
            <text:p>mFaceLipLowerLeft</text:p>
          </table:table-cell>
          <table:table-cell table:style-name="ce22" table:number-columns-repeated="2"/>
          <table:table-cell table:style-name="ce22" office:value-type="string" calcext:value-type="string">
            <text:p>Head Size, Egg Head, Head Length, Face Shear, Lip Fullness, Lip Thickness, Lip Ratio, Mouth Corner</text:p>
          </table:table-cell>
          <table:table-cell table:style-name="ce120" office:value-type="string" calcext:value-type="string">
            <text:p>position="0.045000 0.000000 0.000000" scale="0.925000 0.925000 0.925000"/&gt;</text:p>
          </table:table-cell>
          <table:table-cell table:style-name="ce22"/>
          <table:table-cell table:style-name="ce120" office:value-type="string" calcext:value-type="string">
            <text:p>position="0.045000 0.000000 0.000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42" office:value-type="string" calcext:value-type="string">
            <text:p>mFaceLipLowerRight</text:p>
          </table:table-cell>
          <table:table-cell table:style-name="ce87" table:number-columns-repeated="3"/>
          <table:table-cell table:style-name="ce87" office:value-type="string" calcext:value-type="string">
            <text:p>position="0.045000 0.000000 -0.000000" scale="0.925000 0.925000 0.925000"/&gt;</text:p>
          </table:table-cell>
          <table:table-cell table:style-name="ce22"/>
          <table:table-cell table:style-name="ce87" office:value-type="string" calcext:value-type="string">
            <text:p>position="0.045000 0.000000 -0.0000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86" office:value-type="string" calcext:value-type="string">
            <text:p><text:s/>position="0.039000 0.000000 0.005000" scale="0.925000 0.925000 0.925000"/&gt;</text:p>
          </table:table-cell>
          <table:table-cell table:style-name="ce86"/>
          <table:table-cell table:style-name="ce86" office:value-type="string" calcext:value-type="string">
            <text:p><text:s/>position="0.039000 0.000000 0.005000" scale="0.925000 0.925000 0.925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TongueTip</text:p>
          </table:table-cell>
          <table:table-cell table:style-name="ce87" table:number-columns-repeated="2"/>
          <table:table-cell table:style-name="ce87" office:value-type="string" calcext:value-type="string">
            <text:p>Head Size, Head Length</text:p>
          </table:table-cell>
          <table:table-cell table:style-name="ce87" office:value-type="string" calcext:value-type="string">
            <text:p>position="0.022000 0.000000 0.007000" scale="0.925000 0.925000 0.925000"/&gt;</text:p>
          </table:table-cell>
          <table:table-cell table:style-name="ce22"/>
          <table:table-cell table:style-name="ce87" office:value-type="string" calcext:value-type="string">
            <text:p>position="0.022000 0.000000 0.0070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3"/>
          <table:table-cell table:style-name="ce45" office:value-type="string" calcext:value-type="string">
            <text:p>mFaceTeethLow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Head Length, Mouth Position, Shift Mouth, Jaw Jut, </text:p>
          </table:table-cell>
          <table:table-cell table:style-name="ce86" office:value-type="string" calcext:value-type="string">
            <text:p>position="0.021000 0.000000 -0.040830" scale="0.925000 0.925000 0.925000"/&gt;</text:p>
          </table:table-cell>
          <table:table-cell table:style-name="ce86"/>
          <table:table-cell table:style-name="ce86" office:value-type="string" calcext:value-type="string">
            <text:p>position="0.021000 0.000000 -0.040830" scale="0.925000 0.925000 0.925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84" office:value-type="string" calcext:value-type="string">
            <text:p>mFaceTeethUpper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Egg Head, Head Length, Crooked Nose, Mouth Position, Shift Mouth, </text:p>
          </table:table-cell>
          <table:table-cell table:style-name="ce87" office:value-type="string" calcext:value-type="string">
            <text:p>mFaceTeethUpper" position="0.020000 0.000000 -0.032250" scale="0.925000 0.925000 0.925000"/&gt;</text:p>
          </table:table-cell>
          <table:table-cell table:style-name="ce22"/>
          <table:table-cell table:style-name="ce87" office:value-type="string" calcext:value-type="string">
            <text:p>mFaceTeethUpper" position="0.020000 0.000000 -0.032250" scale="0.925000 0.925000 0.925000"/&gt;</text:p>
          </table:table-cell>
          <table:table-cell table:style-name="ce22"/>
          <table:table-cell table:number-columns-repeated="1015"/>
        </table:table-row>
        <table:table-row table:style-name="ro5">
          <table:table-cell table:style-name="ce53"/>
          <table:table-cell table:style-name="ce45" office:value-type="string" calcext:value-type="string">
            <text:p>mFaceChin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86" office:value-type="string" calcext:value-type="string">
            <text:p>position="0.069500 0.000000 -0.055500" scale="0.925000 0.925000 0.925000"/&gt;</text:p>
          </table:table-cell>
          <table:table-cell table:style-name="ce86"/>
          <table:table-cell table:style-name="ce86" office:value-type="string" calcext:value-type="string">
            <text:p>position="0.069500 0.000000 -0.055500" scale="0.925000 0.925000 0.925000"/&gt;</text:p>
          </table:table-cell>
          <table:table-cell table:style-name="ce86"/>
          <table:table-cell table:number-columns-repeated="1015"/>
        </table:table-row>
        <table:table-row table:style-name="ro7">
          <table:table-cell table:style-name="ce54"/>
          <table:table-cell table:style-name="ce46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1">Head Shape</text:span>, Egg Head, Jaw Angle</text:p>
          </table:table-cell>
          <table:table-cell table:style-name="ce120" office:value-type="string" calcext:value-type="string">
            <text:p>position="-0.001000 0.000000 -0.015000" scale="0.925000 0.925000 0.925000"/&gt;</text:p>
          </table:table-cell>
          <table:table-cell table:style-name="ce22"/>
          <table:table-cell table:style-name="ce120" office:value-type="string" calcext:value-type="string">
            <text:p>position="-0.001000 0.000000 -0.015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1">Head Shape</text:span>, Egg Head, Jaw Angle</text:p>
          </table:table-cell>
          <table:table-cell table:style-name="ce87" office:value-type="string" calcext:value-type="string">
            <text:p>position="0.000000 0.000000 0.000000" scale="0.925000 0.865000 0.925000"/&gt;</text:p>
          </table:table-cell>
          <table:table-cell table:style-name="ce87"/>
          <table:table-cell table:style-name="ce87" office:value-type="string" calcext:value-type="string">
            <text:p>position="0.000000 0.000000 0.000000" scale="0.925000 0.865000 0.925000"/&gt;</text:p>
          </table:table-cell>
          <table:table-cell table:style-name="ce87"/>
          <table:table-cell/>
          <table:table-cell table:style-name="ce92" table:number-columns-repeated="974"/>
          <table:table-cell table:number-columns-repeated="40"/>
        </table:table-row>
        <table:table-row table:style-name="ro15" table:number-rows-repeated="3">
          <table:table-cell table:style-name="ce31"/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1" office:value-type="string" calcext:value-type="string">
            <text:p>sources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Default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office:value-type="string" calcext:value-type="string">
            <text:p>and xml downloads from inworld avatars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5">
          <table:table-cell table:style-name="ce33" table:number-columns-repeated="2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6">
          <table:table-cell table:style-name="ce40" office:value-type="string" calcext:value-type="string">
            <text:p>last updated 2020-01-31 Ada Radius</text:p>
          </table:table-cell>
          <table:table-cell table:style-name="ce68"/>
          <table:table-cell table:style-name="ce28" table:number-columns-repeated="7"/>
          <table:table-cell table:number-columns-repeated="1015"/>
        </table:table-row>
        <table:table-row table:style-name="ro15">
          <table:table-cell table:style-name="ce41"/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6" table:number-rows-repeated="761">
          <table:table-cell table:style-name="ce4"/>
          <table:table-cell table:style-name="ce68"/>
          <table:table-cell table:style-name="ce28" table:number-columns-repeated="7"/>
          <table:table-cell table:number-columns-repeated="1015"/>
        </table:table-row>
        <table:table-row table:style-name="ro15" table:number-rows-repeated="1047573">
          <table:table-cell table:number-columns-repeated="1024"/>
        </table:table-row>
        <table:table-row table:style-name="ro15" table:number-rows-repeated="63">
          <table:table-cell table:style-name="ce50"/>
          <table:table-cell table:style-name="ce71"/>
          <table:table-cell table:style-name="ce8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40"/>
        </table:table-row>
        <table:table-row table:style-name="ro15">
          <table:table-cell table:style-name="ce50"/>
          <table:table-cell table:style-name="ce71"/>
          <table:table-cell table:style-name="ce8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40"/>
        </table:table-row>
      </table:table>
      <table:table table:name="Inworld Appearance Sliders" table:style-name="ta2">
        <office:forms form:automatic-focus="false" form:apply-design-mode="false"/>
        <table:table-column table:style-name="co10" table:default-cell-style-name="ce165"/>
        <table:table-column table:style-name="co11" table:default-cell-style-name="Default"/>
        <table:table-column table:style-name="co12" table:default-cell-style-name="ce207"/>
        <table:table-column table:style-name="co13" table:default-cell-style-name="ce211"/>
        <table:table-column table:style-name="co9" table:number-columns-repeated="1020" table:default-cell-style-name="Default"/>
        <table:table-row table:style-name="ro17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8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5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141"/>
          <table:covered-table-cell table:style-name="ce146"/>
          <table:covered-table-cell table:style-name="ce149"/>
          <table:table-cell table:style-name="ce141" table:number-columns-repeated="1020"/>
        </table:table-row>
        <table:table-row table:style-name="ro7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5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5">
          <table:table-cell table:number-columns-repeated="3"/>
          <table:table-cell table:style-name="Default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7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5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5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5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5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5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5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5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5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5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15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15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15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5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0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9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5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3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2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7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5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8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5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5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5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5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15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5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5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15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5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5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8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1" table:number-columns-repeated="1020"/>
        </table:table-row>
        <table:table-row table:style-name="ro15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15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5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table:style-name="ce198" office:value-type="string" calcext:value-type="string">
            <text:p>Hair</text:p>
          </table:table-cell>
          <table:table-cell table:style-name="ce141"/>
          <table:table-cell table:style-name="ce146"/>
          <table:table-cell table:style-name="ce149"/>
          <table:table-cell table:style-name="ce141" table:number-columns-repeated="1020"/>
        </table:table-row>
        <table:table-row table:style-name="ro18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5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5">
          <table:table-cell table:style-name="ce198" office:value-type="string" calcext:value-type="string">
            <text:p>Shoes</text:p>
          </table:table-cell>
          <table:table-cell table:style-name="ce141"/>
          <table:table-cell table:style-name="ce146"/>
          <table:table-cell table:style-name="ce149"/>
          <table:table-cell table:style-name="ce141" table:number-columns-repeated="1020"/>
        </table:table-row>
        <table:table-row table:style-name="ro15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5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15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15" table:number-rows-repeated="104845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one hierarchy" table:style-name="ta2">
        <office:forms form:automatic-focus="false" form:apply-design-mode="false"/>
        <table:table-column table:style-name="co14" table:number-columns-repeated="1024" table:default-cell-style-name="ce217"/>
        <table:table-row table:style-name="ro15"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15">
          <table:table-cell table:style-name="ce153" office:value-type="string" calcext:value-type="string">
            <text:p>mPelvis</text:p>
          </table:table-cell>
          <table:table-cell table:style-name="ce154"/>
          <table:table-cell table:number-columns-repeated="3"/>
          <table:table-cell table:style-name="ce157" office:value-type="string" calcext:value-type="string">
            <text:p>Note: COLLISION volumes are not parented in the hierarchy - they are grouped here with their clamped mBone for convenience. </text:p>
          </table:table-cell>
          <table:table-cell table:style-name="ce158" table:number-columns-repeated="14"/>
          <table:table-cell table:number-columns-repeated="1004"/>
        </table:table-row>
        <table:table-row table:style-name="ro15">
          <table:table-cell table:style-name="ce154"/>
          <table:table-cell table:style-name="ce156" office:value-type="string" calcext:value-type="string">
            <text:p>PELVIS</text:p>
          </table:table-cell>
          <table:table-cell table:number-columns-repeated="1022"/>
        </table:table-row>
        <table:table-row table:style-name="ro15">
          <table:table-cell table:style-name="ce154"/>
          <table:table-cell table:style-name="ce157" office:value-type="string" calcext:value-type="string">
            <text:p>BUTT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5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5">
          <table:table-cell table:number-columns-repeated="3"/>
          <table:table-cell table:style-name="ce153" office:value-type="string" calcext:value-type="string">
            <text:p>mTorso</text:p>
          </table:table-cell>
          <table:table-cell table:style-name="ce154"/>
          <table:table-cell table:number-columns-repeated="1019"/>
        </table:table-row>
        <table:table-row table:style-name="ro15">
          <table:table-cell table:number-columns-repeated="3"/>
          <table:table-cell table:style-name="ce154"/>
          <table:table-cell table:style-name="ce157" office:value-type="string" calcext:value-type="string">
            <text:p>BELLY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54"/>
          <table:table-cell table:style-name="ce157" office:value-type="string" calcext:value-type="string">
            <text:p>LEFT_HANDL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54"/>
          <table:table-cell table:style-name="ce157" office:value-type="string" calcext:value-type="string">
            <text:p>RIGHT_HANDL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54"/>
          <table:table-cell table:style-name="ce157" office:value-type="string" calcext:value-type="string">
            <text:p>LOWER_BACK</text:p>
          </table:table-cell>
          <table:table-cell table:number-columns-repeated="1019"/>
        </table:table-row>
        <table:table-row table:style-name="ro15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5">
          <table:table-cell table:number-columns-repeated="6"/>
          <table:table-cell table:style-name="ce153" office:value-type="string" calcext:value-type="string">
            <text:p>mChest</text:p>
          </table:table-cell>
          <table:table-cell table:style-name="ce154"/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style-name="ce157" office:value-type="string" calcext:value-type="string">
            <text:p>CHEST</text:p>
          </table:table-cell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style-name="ce157" office:value-type="string" calcext:value-type="string">
            <text:p>LEFT_PEC</text:p>
          </table:table-cell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style-name="ce157" office:value-type="string" calcext:value-type="string">
            <text:p>RIGHT_PEC</text:p>
          </table:table-cell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style-name="ce157" office:value-type="string" calcext:value-type="string">
            <text:p>UPPER_BACK</text:p>
          </table:table-cell>
          <table:table-cell table:number-columns-repeated="1016"/>
        </table:table-row>
        <table:table-row table:style-name="ro15">
          <table:table-cell table:number-columns-repeated="7"/>
          <table:table-cell table:style-name="ce153" office:value-type="string" calcext:value-type="string">
            <text:p>mNeck</text:p>
          </table:table-cell>
          <table:table-cell table:style-name="ce154"/>
          <table:table-cell table:number-columns-repeated="1015"/>
        </table:table-row>
        <table:table-row table:style-name="ro15">
          <table:table-cell table:number-columns-repeated="7"/>
          <table:table-cell table:style-name="ce154"/>
          <table:table-cell table:style-name="ce157" office:value-type="string" calcext:value-type="string">
            <text:p>NECK</text:p>
          </table:table-cell>
          <table:table-cell table:number-columns-repeated="1015"/>
        </table:table-row>
        <table:table-row table:style-name="ro15">
          <table:table-cell table:number-columns-repeated="8"/>
          <table:table-cell table:style-name="ce153" office:value-type="string" calcext:value-type="string">
            <text:p>mHead</text:p>
          </table:table-cell>
          <table:table-cell table:style-name="ce154"/>
          <table:table-cell table:number-columns-repeated="1014"/>
        </table:table-row>
        <table:table-row table:style-name="ro15">
          <table:table-cell table:number-columns-repeated="8"/>
          <table:table-cell table:style-name="ce154"/>
          <table:table-cell table:style-name="ce157" office:value-type="string" calcext:value-type="string">
            <text:p>HEAD</text:p>
          </table:table-cell>
          <table:table-cell table:number-columns-repeated="1014"/>
        </table:table-row>
        <table:table-row table:style-name="ro15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159" office:value-type="string" calcext:value-type="string">
            <text:p>mEyeRight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159" office:value-type="string" calcext:value-type="string">
            <text:p>mEyeLeft</text:p>
          </table:table-cell>
          <table:table-cell table:number-columns-repeated="1014"/>
        </table:table-row>
        <table:table-row table:style-name="ro15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5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5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5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5">
          <table:table-cell table:number-columns-repeated="8"/>
          <table:table-cell table:style-name="ce153" office:value-type="string" calcext:value-type="string">
            <text:p>mCollarLeft</text:p>
          </table:table-cell>
          <table:table-cell table:style-name="ce154"/>
          <table:table-cell table:style-name="ce222"/>
          <table:table-cell table:number-columns-repeated="1013"/>
        </table:table-row>
        <table:table-row table:style-name="ro15">
          <table:table-cell table:number-columns-repeated="8"/>
          <table:table-cell table:style-name="ce154"/>
          <table:table-cell table:style-name="ce157" office:value-type="string" calcext:value-type="string">
            <text:p>L_CLAVICLE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153" office:value-type="string" calcext:value-type="string">
            <text:p>mShoulderLeft</text:p>
          </table:table-cell>
          <table:table-cell table:style-name="ce154"/>
          <table:table-cell table:number-columns-repeated="1013"/>
        </table:table-row>
        <table:table-row table:style-name="ro15">
          <table:table-cell table:number-columns-repeated="9"/>
          <table:table-cell table:style-name="ce154"/>
          <table:table-cell table:style-name="ce157" office:value-type="string" calcext:value-type="string">
            <text:p>L_UPPER_ARM</text:p>
          </table:table-cell>
          <table:table-cell table:number-columns-repeated="1013"/>
        </table:table-row>
        <table:table-row table:style-name="ro15">
          <table:table-cell table:number-columns-repeated="10"/>
          <table:table-cell table:style-name="ce153" office:value-type="string" calcext:value-type="string">
            <text:p>mElbowLeft</text:p>
          </table:table-cell>
          <table:table-cell table:style-name="ce154"/>
          <table:table-cell table:number-columns-repeated="1012"/>
        </table:table-row>
        <table:table-row table:style-name="ro15">
          <table:table-cell table:number-columns-repeated="10"/>
          <table:table-cell table:style-name="ce154"/>
          <table:table-cell table:style-name="ce157" office:value-type="string" calcext:value-type="string">
            <text:p>L_LOWER_ARM</text:p>
          </table:table-cell>
          <table:table-cell table:number-columns-repeated="1012"/>
        </table:table-row>
        <table:table-row table:style-name="ro15">
          <table:table-cell table:number-columns-repeated="11"/>
          <table:table-cell table:style-name="ce153" office:value-type="string" calcext:value-type="string">
            <text:p>mWristLeft</text:p>
          </table:table-cell>
          <table:table-cell table:style-name="ce154"/>
          <table:table-cell table:number-columns-repeated="1011"/>
        </table:table-row>
        <table:table-row table:style-name="ro15">
          <table:table-cell table:number-columns-repeated="11"/>
          <table:table-cell table:style-name="ce154"/>
          <table:table-cell table:style-name="ce157" office:value-type="string" calcext:value-type="string">
            <text:p>L_HAND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5">
          <table:table-cell table:number-columns-repeated="8"/>
          <table:table-cell table:style-name="ce153" office:value-type="string" calcext:value-type="string">
            <text:p>mCollarRight</text:p>
          </table:table-cell>
          <table:table-cell table:style-name="ce154"/>
          <table:table-cell table:number-columns-repeated="1014"/>
        </table:table-row>
        <table:table-row table:style-name="ro15">
          <table:table-cell table:number-columns-repeated="8"/>
          <table:table-cell table:style-name="ce154"/>
          <table:table-cell table:style-name="ce157" office:value-type="string" calcext:value-type="string">
            <text:p>R_CLAVICLE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153" office:value-type="string" calcext:value-type="string">
            <text:p>mShoulderRight</text:p>
          </table:table-cell>
          <table:table-cell table:style-name="ce154"/>
          <table:table-cell table:number-columns-repeated="1013"/>
        </table:table-row>
        <table:table-row table:style-name="ro15">
          <table:table-cell table:number-columns-repeated="9"/>
          <table:table-cell table:style-name="ce154"/>
          <table:table-cell table:style-name="ce157" office:value-type="string" calcext:value-type="string">
            <text:p>R_UPPER_ARM</text:p>
          </table:table-cell>
          <table:table-cell table:number-columns-repeated="1013"/>
        </table:table-row>
        <table:table-row table:style-name="ro15">
          <table:table-cell table:number-columns-repeated="10"/>
          <table:table-cell table:style-name="ce153" office:value-type="string" calcext:value-type="string">
            <text:p>mElbowRight</text:p>
          </table:table-cell>
          <table:table-cell table:style-name="ce154"/>
          <table:table-cell table:number-columns-repeated="1012"/>
        </table:table-row>
        <table:table-row table:style-name="ro15">
          <table:table-cell table:number-columns-repeated="10"/>
          <table:table-cell table:style-name="ce154"/>
          <table:table-cell table:style-name="ce157" office:value-type="string" calcext:value-type="string">
            <text:p>R_LOWER_ARM</text:p>
          </table:table-cell>
          <table:table-cell table:number-columns-repeated="1012"/>
        </table:table-row>
        <table:table-row table:style-name="ro15">
          <table:table-cell table:number-columns-repeated="11"/>
          <table:table-cell table:style-name="ce153" office:value-type="string" calcext:value-type="string">
            <text:p>mWristRight</text:p>
          </table:table-cell>
          <table:table-cell table:style-name="ce154"/>
          <table:table-cell table:number-columns-repeated="1011"/>
        </table:table-row>
        <table:table-row table:style-name="ro15">
          <table:table-cell table:number-columns-repeated="11"/>
          <table:table-cell table:style-name="ce154"/>
          <table:table-cell table:style-name="ce157" office:value-type="string" calcext:value-type="string">
            <text:p>R_HAND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5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5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5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5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5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5">
          <table:table-cell/>
          <table:table-cell table:style-name="ce153" office:value-type="string" calcext:value-type="string">
            <text:p>mHipRight</text:p>
          </table:table-cell>
          <table:table-cell table:style-name="ce154"/>
          <table:table-cell table:number-columns-repeated="1021"/>
        </table:table-row>
        <table:table-row table:style-name="ro15">
          <table:table-cell/>
          <table:table-cell table:style-name="ce154"/>
          <table:table-cell table:style-name="ce157" office:value-type="string" calcext:value-type="string">
            <text:p>R_UPPER_LEG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153" office:value-type="string" calcext:value-type="string">
            <text:p>mKneeRight</text:p>
          </table:table-cell>
          <table:table-cell table:style-name="ce154"/>
          <table:table-cell table:number-columns-repeated="1020"/>
        </table:table-row>
        <table:table-row table:style-name="ro15">
          <table:table-cell table:number-columns-repeated="2"/>
          <table:table-cell table:style-name="ce154"/>
          <table:table-cell table:style-name="ce157" office:value-type="string" calcext:value-type="string">
            <text:p>R_LOWER_LEG</text:p>
          </table:table-cell>
          <table:table-cell table:number-columns-repeated="1020"/>
        </table:table-row>
        <table:table-row table:style-name="ro15">
          <table:table-cell table:number-columns-repeated="3"/>
          <table:table-cell table:style-name="ce153" office:value-type="string" calcext:value-type="string">
            <text:p>mAnkleRight</text:p>
          </table:table-cell>
          <table:table-cell table:style-name="ce154"/>
          <table:table-cell table:number-columns-repeated="1019"/>
        </table:table-row>
        <table:table-row table:style-name="ro15">
          <table:table-cell table:number-columns-repeated="3"/>
          <table:table-cell table:style-name="ce154"/>
          <table:table-cell table:style-name="ce157" office:value-type="string" calcext:value-type="string">
            <text:p>R_FOOT</text:p>
          </table:table-cell>
          <table:table-cell table:number-columns-repeated="1019"/>
        </table:table-row>
        <table:table-row table:style-name="ro15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5">
          <table:table-cell/>
          <table:table-cell table:style-name="ce153" office:value-type="string" calcext:value-type="string">
            <text:p>mHipLeft</text:p>
          </table:table-cell>
          <table:table-cell table:style-name="ce154"/>
          <table:table-cell table:number-columns-repeated="1021"/>
        </table:table-row>
        <table:table-row table:style-name="ro15">
          <table:table-cell/>
          <table:table-cell table:style-name="ce154"/>
          <table:table-cell table:style-name="ce157" office:value-type="string" calcext:value-type="string">
            <text:p>L_UPPER_LEG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153" office:value-type="string" calcext:value-type="string">
            <text:p>mKneeLeft</text:p>
          </table:table-cell>
          <table:table-cell table:style-name="ce154"/>
          <table:table-cell table:number-columns-repeated="1020"/>
        </table:table-row>
        <table:table-row table:style-name="ro15">
          <table:table-cell table:number-columns-repeated="2"/>
          <table:table-cell table:style-name="ce154"/>
          <table:table-cell table:style-name="ce157" office:value-type="string" calcext:value-type="string">
            <text:p>L_LOWER_LEG</text:p>
          </table:table-cell>
          <table:table-cell table:number-columns-repeated="1020"/>
        </table:table-row>
        <table:table-row table:style-name="ro15">
          <table:table-cell table:number-columns-repeated="3"/>
          <table:table-cell table:style-name="ce153" office:value-type="string" calcext:value-type="string">
            <text:p>mAnkleLeft</text:p>
          </table:table-cell>
          <table:table-cell table:style-name="ce154"/>
          <table:table-cell table:number-columns-repeated="1019"/>
        </table:table-row>
        <table:table-row table:style-name="ro15">
          <table:table-cell table:number-columns-repeated="3"/>
          <table:table-cell table:style-name="ce154"/>
          <table:table-cell table:style-name="ce157" office:value-type="string" calcext:value-type="string">
            <text:p>L_FOOT</text:p>
          </table:table-cell>
          <table:table-cell table:number-columns-repeated="1019"/>
        </table:table-row>
        <table:table-row table:style-name="ro15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5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5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5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5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5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5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5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5" table:number-rows-repeated="10484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4" table:style-name="ta2">
        <office:forms form:automatic-focus="false" form:apply-design-mode="false"/>
        <table:table-column table:style-name="co15" table:default-cell-style-name="Default"/>
        <table:table-column table:style-name="co9" table:number-columns-repeated="1023" table:default-cell-style-name="Default"/>
        <table:table-row table:style-name="ro15">
          <table:table-cell table:number-columns-repeated="1024"/>
        </table:table-row>
        <table:table-row table:style-name="ro2">
          <table:table-cell/>
          <table:table-cell table:style-name="ce22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7:02:33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31T20:11:22.503000000</dc:date>
    <meta:editing-duration>PT14H45M34S</meta:editing-duration>
    <meta:editing-cycles>38</meta:editing-cycles>
    <dc:creator>Ada Radius</dc:creator>
    <meta:document-statistic meta:table-count="4" meta:cell-count="1243" meta:object-count="0"/>
  </office:meta>
</office:document-meta>
</file>